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b9ced"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7a83"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d310"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1105b3"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13407a"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15d929"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18c07a"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1f16e7"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201924"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2392f4"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284c4b"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2e088e"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3112b0"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3255c5"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329b62"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33cb1a"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05b3" officeooo:paragraph-rsid="0036abe7"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16e7" officeooo:paragraph-rsid="001f16e7"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92f4" officeooo:paragraph-rsid="002392f4"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7420" officeooo:paragraph-rsid="003255c5"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4c4b" officeooo:paragraph-rsid="00284c4b"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255c5" officeooo:paragraph-rsid="003255c5"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751f" officeooo:paragraph-rsid="0034751f"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a928b" officeooo:paragraph-rsid="003a928b" style:font-style-asian="normal" style:font-style-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7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1944" officeooo:paragraph-rsid="001f16e7" style:font-style-asian="normal" style:font-style-complex="normal"/>
    </style:style>
    <style:style style:name="P178"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officeooo:paragraph-rsid="00329b62" style:font-style-asian="normal" style:font-style-complex="normal"/>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Heading_20_2">
      <style:text-properties fo:language="en" fo:country="US"/>
    </style:style>
    <style:style style:name="P181" style:family="paragraph" style:parent-style-name="Heading_20_2">
      <style:text-properties fo:language="ru" fo:country="RU"/>
    </style:style>
    <style:style style:name="P182" style:family="paragraph" style:parent-style-name="Heading_20_2">
      <style:paragraph-properties fo:text-align="justify" style:justify-single-word="false"/>
    </style:style>
    <style:style style:name="P18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style:style style:name="T90" style:family="text">
      <style:text-properties officeooo:rsid="000a7eff"/>
    </style:style>
    <style:style style:name="T91" style:family="text">
      <style:text-properties officeooo:rsid="000b7c0e"/>
    </style:style>
    <style:style style:name="T92" style:family="text">
      <style:text-properties officeooo:rsid="000b9ced"/>
    </style:style>
    <style:style style:name="T93" style:family="text">
      <style:text-properties officeooo:rsid="000d7a83"/>
    </style:style>
    <style:style style:name="T94" style:family="text">
      <style:text-properties officeooo:rsid="000dd310"/>
    </style:style>
    <style:style style:name="T95" style:family="text">
      <style:text-properties officeooo:rsid="000f9fad"/>
    </style:style>
    <style:style style:name="T96" style:family="text">
      <style:text-properties officeooo:rsid="0013407a"/>
    </style:style>
    <style:style style:name="T97" style:family="text">
      <style:text-properties officeooo:rsid="0015d929"/>
    </style:style>
    <style:style style:name="T98" style:family="text">
      <style:text-properties officeooo:rsid="0017c029"/>
    </style:style>
    <style:style style:name="T99" style:family="text">
      <style:text-properties officeooo:rsid="0018c07a"/>
    </style:style>
    <style:style style:name="T100" style:family="text">
      <style:text-properties officeooo:rsid="001f16e7"/>
    </style:style>
    <style:style style:name="T101" style:family="text">
      <style:text-properties officeooo:rsid="00201924"/>
    </style:style>
    <style:style style:name="T102" style:family="text">
      <style:text-properties officeooo:rsid="00210473"/>
    </style:style>
    <style:style style:name="T103" style:family="text">
      <style:text-properties officeooo:rsid="002392f4"/>
    </style:style>
    <style:style style:name="T104" style:family="text">
      <style:text-properties officeooo:rsid="00284c4b"/>
    </style:style>
    <style:style style:name="T105" style:family="text">
      <style:text-properties officeooo:rsid="003112b0"/>
    </style:style>
    <style:style style:name="T106" style:family="text">
      <style:text-properties officeooo:rsid="003255c5"/>
    </style:style>
    <style:style style:name="T107" style:family="text">
      <style:text-properties officeooo:rsid="00328ab0"/>
    </style:style>
    <style:style style:name="T108" style:family="text">
      <style:text-properties officeooo:rsid="00329b62"/>
    </style:style>
    <style:style style:name="T109" style:family="text">
      <style:text-properties officeooo:rsid="0033cb1a"/>
    </style:style>
    <style:style style:name="T110" style:family="text">
      <style:text-properties officeooo:rsid="0036abe7"/>
    </style:style>
    <style:style style:name="T111" style:family="text">
      <style:text-properties officeooo:rsid="00388f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1">(</text:span>события через &lt;10 - ? 3-5-лучше&gt; лет после Обмена): </text:p>
      <text:p text:style-name="P79">Год 2143 &lt;2136 - 2138 -? &gt; ПВ <text:span text:style-name="T11">(AU -?)</text:span></text:p>
      <text:p text:style-name="P79"><text:span text:style-name="T11">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6932672331412972141" text:style-name="L1">
        <text:list-item>
          <text:p text:style-name="P145">Книги:</text:p>
        </text:list-item>
      </text:list>
      <text:list xml:id="list4609321791291127999" text:style-name="L2">
        <text:list-item>
          <text:p text:style-name="P146">«Великие грифоны прошлого» - из канона (5<text:span text:style-name="T11">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65">Природа Проклятий</text:span>» - обмен</text:p>
        </text:list-item>
        <text:list-item>
          <text:p text:style-name="P146"><text:span text:style-name="T65">«Магия для Чайников»</text:span> - обмен</text:p>
        </text:list-item>
        <text:list-item>
          <text:p text:style-name="P146"><text:span text:style-name="T65">«Энциклопедия Арканум»</text:span> - обмен</text:p>
        </text:list-item>
        <text:list-item>
          <text:p text:style-name="P146">«О Гейсах» - обмен</text:p>
        </text:list-item>
        <text:list-item>
          <text:p text:style-name="P146">«<text:span text:style-name="T65">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020426185434533316"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65">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80"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5"><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5">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5">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5"/>
      <text:p text:style-name="P76"><text:span text:style-name="T11">– Нэш, к</text:span>ак называется наш проект?</text:p>
      <text:p text:style-name="P74"><text:span text:style-name="T8">– </text:span><text:span text:style-name="T67">Дайсон.</text:span></text:p>
      <text:p text:style-name="P74"><text:span text:style-name="T8">– </text:span><text:span text:style-name="T67">Сколько тебе лет?</text:span></text:p>
      <text:p text:style-name="P74"><text:span text:style-name="T8">– </text:span><text:span text:style-name="T67">Два года с начала запуска кластера.</text:span></text:p>
      <text:p text:style-name="P74"><text:span text:style-name="T8">– </text:span><text:span text:style-name="T67">Какой сейчас год?</text:span></text:p>
      <text:p text:style-name="P74"><text:span text:style-name="T8">– </text:span><text:span text:style-name="T21">20</text:span><text:span text:style-name="T20">18</text:span><text:span text:style-name="T67">-й.</text:span></text:p>
      <text:p text:style-name="P24"/>
      <text:p text:style-name="P35">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4"/>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5"><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5"><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5">Ага, уже теплее.</text:p>
      <text:p text:style-name="P35"/>
      <text:p text:style-name="P74"><text:span text:style-name="T8">– Нэш</text:span><text:span text:style-name="T67">, выдай диагностику модуля </text:span><text:span text:style-name="T8">аналитики.</text:span></text:p>
      <text:p text:style-name="P35"/>
      <text:p text:style-name="P35">Йо! Видеокамеры молча наблюдают за <text:span text:style-name="T1">моим </text:span>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1">–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5"><text:span text:style-name="T1">У</text:span>ходя попрощался с охранником, <text:span text:style-name="T1">увлечённо исследующим тему копрофилии</text:span>.</text:p>
      <text:p text:style-name="P35">Всё, свободен. Хотя <text:s/><text:span text:style-name="T1">воскресенье</text:span> уже испорчен<text:span text:style-name="T1">о</text:span>.</text:p>
      <text:p text:style-name="P35"/>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5">Единорог поднял голову и оглянулся куда-то назад.</text:p>
      <text:p text:style-name="P35"><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7"><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7292704102937442328"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2">–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text:span>Макс,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text:span text:style-name="T1">с</text:span>орвалась. Мне очень стыдно. Последнее время всё идёт наперекосяк, совсем не так, как мы планировали.</text:p>
      <text:p text:style-name="P39"><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Heading_20_2" text:outline-level="2"><text:soft-page-break/>4.5 Нерадивый ученик</text:h>
      <text:p text:style-name="P32"/>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81" text:outline-level="2"><text:span text:style-name="T11">5. </text:span>Индиго</text:h>
      <text:p text:style-name="P39"/>
      <text:p text:style-name="P39">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55">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9">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9"/>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80" text:outline-level="2">6. Стыд</text:h>
      <text:p text:style-name="P49">&lt;<text:span text:style-name="T85">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7">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9">“<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text:soft-page-break/>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1">–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1">–</text:span> А водку у вас принято пить?</text:p>
      <text:p text:style-name="P37"><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1">– Это ты называешь “дружбой”? – с </text:span>улыбкой хмыкнул<text:span text:style-name="T11"> я. – </text:span>Мне нравится твоё чувство юмора.</text:p>
      <text:p text:style-name="P49">Аликорница нахмурилась.</text:p>
      <text:p text:style-name="P49"><text:span text:style-name="T11">–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3">&lt;</text:span><text:span text:style-name="T64">Mark Knopfler - </text:span><text:span text:style-name="T63">Hill Farmer's Blues</text:span><text:span text:style-name="T43">&gt;</text:span></text:p>
      <text:p text:style-name="P41">***</text:p>
      <text:p text:style-name="P39"/>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2">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3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7">“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1">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6">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вернулся к письму.</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9"/>
      <text:p text:style-name="P49">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К сожалению, Луна запретила Твайлайт дальнейшие эксперименты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59"><text:soft-page-break/>Кроме того, Твайлайт сожгла кучу оборудования, что обусловило невозможность дальнейших исследований физически.</text:p>
      <text:p text:style-name="P59"/>
      <text:p text:style-name="P49">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ответ я.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text:soft-page-break/></text:p>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9">БАЦ!</text:p>
      <text:p text:style-name="P49">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9">Смех рвался наружу мощым потоком, я просто ухахатывался, упав на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голове. Та в ответ довольно прядала ушами.</text:p>
      <text:p text:style-name="P49">–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Вот чёрт!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Эмм. Так мы идём к Зекоре, или нет? Я думал, ты хотела помочь.</text:p>
      <text:p text:style-name="P49"><text:soft-page-break/>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9">– Сколько ты хочешь за помощь?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text:span text:style-name="T95">мне</text:span>, что не умеешь! Ты только что делал это совершенно бесплатно!</text:p>
      <text:p text:style-name="P49">Тепло разлилось по <text:span text:style-name="T91">моей </text:span>груди мягкой волной. <text:span text:style-name="T90">Раздражение и холод сменились радостью и дружелюбием.</text:span>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151">Я присел <text:span text:style-name="T91">перед ней</text:span> и стал чесать пегаску <text:span text:style-name="T91">за ушами </text:span>обоими руками. Та <text:span text:style-name="T91">уткнулась мне носом в плёчо <text:s/>и </text:span>замерла от удовольствия. <text:span text:style-name="T93">Лишь беспокойное пряданье ушами выдавало напряжение Дэш.</text:span></text:p>
      <text:p text:style-name="P152"><text:span text:style-name="T92">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span></text:p>
      <text:p text:style-name="P152"/>
      <text:p text:style-name="P152">…</text:p>
      <text:p text:style-name="P153"/>
      <text:p text:style-name="P153">– <text:span text:style-name="T94">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span></text:p>
      <text:p text:style-name="P154">Пегаска с хрустом потянулась.</text:p>
      <text:p text:style-name="P155">– <text:span text:style-name="T96">А я категорически против этого!</text:span></text:p>
      <text:p text:style-name="P39"/>
      <text:p text:style-name="P40">***</text:p>
      <text:p text:style-name="P39"/>
      <text:p text:style-name="P177">В <text:span text:style-name="T98">тусклом </text:span>круге света от фонаря рельсы казались бесконечной лентой, <text:span text:style-name="T98">протянувшейся из прошлого в будущее</text:span>. <text:span text:style-name="T100">Казалось, в мире нет ничего, кроме меня, пегаски и кусочка проходящей под нами железной дороги. </text:span></text:p>
      <text:p text:style-name="P177">Я старался шагать по шпалам, чтобы не сбивать шаг. <text:span text:style-name="T97">Очертания пегаски расплывались впереди на границе освещённого участка.</text:span></text:p>
      <text:p text:style-name="P156">– <text:span text:style-name="T97">И как там, в Кантерлоте? Прикольно? Давненько там не была.</text:span></text:p>
      <text:p text:style-name="P157">– <text:span text:style-name="T98">Там обалденно! </text:span>– <text:span text:style-name="T99">сказал я правду. </text:span>– <text:span text:style-name="T99">В жизни такого красивого города не встречал. Я, вообще-то, не люблю города. Но от этого просто в щенячьем восторге.</text:span></text:p>
      <text:p text:style-name="P158">– <text:span text:style-name="T99">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pan><text:soft-page-break/><text:span text:style-name="T99">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span></text:p>
      <text:p text:style-name="P168">Пегаска мечтательно вздохнула.</text:p>
      <text:p text:style-name="P158">– <text:span text:style-name="T100">Что за чувство? </text:span>– <text:span text:style-name="T100">Я старался успевать за пегаской, для чего мне пришлось перейти на быстрый шаг.</text:span></text:p>
      <text:p text:style-name="P159">– <text:span text:style-name="T101">Чувство абсолютной свободы. Когда тебя ничто не связывает и ты ничем не ограничен. Для пегаса это важно. Только в Клаудсдейле такое есть. </text:span>– <text:span text:style-name="T102">Дэш вздохнула. </text:span>– <text:span text:style-name="T101">В жизни бы оттуда не слиняла, если бы не тёрки с несколькими клаудсдейлскими идиотами.</text:span></text:p>
      <text:p text:style-name="P169">Я не поверил своим ушам.</text:p>
      <text:p text:style-name="P160">– <text:span text:style-name="T103">Тебе угрожали клаудсдейлские пегасы? Тебе пришлось бросить дом?</text:span></text:p>
      <text:p text:style-name="P171">Пегаска фыркнула.</text:p>
      <text:p text:style-name="P161">– <text:span text:style-name="T104">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span></text:p>
      <text:p text:style-name="P170">Мы свернули с рельс на лесную тропинку. <text:span text:style-name="T104">Свет фонаря выхватывал стволы сосен и дубов, уханье совы и стрекот сверчков вплелись в наш разговор незаметным фоном.</text:span></text:p>
      <text:p text:style-name="P164">– <text:span text:style-name="T106">Так и перестала бы с ними драться. В чём проблема?</text:span></text:p>
      <text:p text:style-name="P172">Я не мог различит<text:span text:style-name="T107">ь</text:span> выражения мордочки Дэш в полутьме, но сопение пегаски выдало её волнение.</text:p>
      <text:p text:style-name="P164">– <text:span text:style-name="T106">Они задирали Флаттершай. Она не могла им ответить. Она же не я!</text:span></text:p>
      <text:p text:style-name="P162">– <text:span text:style-name="T105">А ты хотела бы вернуться?</text:span></text:p>
      <text:p text:style-name="P163">– <text:span text:style-name="T105">Нет! </text:span>– <text:span text:style-name="T105">пегаска остановилась перед выросшей из темноты палаткой. За открытым пологом стоял непроглядный мрак.</text:span></text:p>
      <text:p text:style-name="P165">– <text:span text:style-name="T108">Вот что, Анон. </text:span>– <text:span text:style-name="T108">прошептала Дэш. </text:span>– <text:span text:style-name="T108">Не удивляйся, если Зекора чего-нибудь учудит. Она классная, но странная. И любит говорить загадками.</text:span></text:p>
      <text:p text:style-name="P167">– <text:span text:style-name="T108">А если она уже спит? </text:span>– <text:span text:style-name="T108">тоже шёпотом ответил я Дэш. </text:span>– <text:span text:style-name="T110">Как-то неудобно её будить.</text:span></text:p>
      <text:p text:style-name="P166">– <text:span text:style-name="T109">Входи, Тот-Которого-Нет. </text:span>– <text:span text:style-name="T109">раздался вдруг низкий голос в темноте. </text:span>– <text:span text:style-name="T109">И ты, маленькая пегаска, тоже не стой на пороге.</text:span></text:p>
      <text:p text:style-name="P173">Внутренности <text:span text:style-name="T111">шатра</text:span> осветились мягким зеленоватым светом, когда с банки со светлячками стянули тряпку. <text:span text:style-name="T111">У дальней стенки сидела фигура в балахоне, низко надвинутом на голову. Из-под балахона выплывали колечки дыма.</text:span></text:p>
      <text:p text:style-name="P174">Я закашлялся</text:p>
      <text:p text:style-name="P59"/>
      <text:p text:style-name="P178"><text:span text:style-name="T68">Анон чухает пегаску по холке и хлопает по крупу.</text:span></text:p>
      <text:p text:style-name="P178"><text:span text:style-name="T68">Она говорит ему, что не любит ждать</text:span></text:p>
      <text:p text:style-name="P94"/>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text:soft-page-break/>–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text:soft-page-break/></text:p>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1">– </text:span>Ты?!</text:p>
      <text:p text:style-name="P9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1">– М</text:span>ожет тогда, ты скажешь, что в нём пошло не так и почему к вам попал я, а не сверхаликорн?</text:p>
      <text:p text:style-name="P94"><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7"><text:span text:style-name="T11">–</text:span> <text:span text:style-name="T1">Эмм. </text:span>Что он имел ввиду?</text:p>
      <text:p text:style-name="P37"><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7"><text:span text:style-name="T11">– </text:span><text:span text:style-name="T1">Да, завершилось всё препаршиво. Принцесса Луна сказала, лучше бы её обратно на Луну закинули.</text:span></text:p>
      <text:p text:style-name="P37"><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1">– </text:span><text:span text:style-name="T1">Хм. Нет.</text:span></text:p>
      <text:p text:style-name="P37"><text:span text:style-name="T11">– </text:span><text:span text:style-name="T1">А друзья?</text:span></text:p>
      <text:p text:style-name="P37"><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oft-page-break/><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Хм, а эта пони не из разговорчивых. Ну ладно.</text:p>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5"/>
      <text:p text:style-name="P45"/>
      <text:p text:style-name="P51">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text:soft-page-break/>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м... Скажи-ка мне, мой друг П-п-пинки... Легенда про фаэри <text:span text:style-name="T15">— </text:span><text:span text:style-name="T67">эт правда?</text:span></text:p>
      <text:p text:style-name="P49"><text:span text:style-name="T15">– </text:span><text:span text:style-name="T67">Какая из? Их много, вообще-то. Ик!</text:span></text:p>
      <text:p text:style-name="P49"><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49"><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49"><text:span text:style-name="T15">– </text:span><text:span text:style-name="T67">Пока не умру?</text:span></text:p>
      <text:p text:style-name="P49"><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пони деваются?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1">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text:soft-page-break/></text:p>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Рэйнбоу Дэш! От одной не округлятся.</text:p>
      <text:p text:style-name="P52"><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oft-page-break/><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text:span>Макс,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1">– </text:span>ОГО!</text:p>
      <text:p text:style-name="P52">Единорожка аж уселась на крыльцо от удивления.</text:p>
      <text:p text:style-name="P52"><text:span text:style-name="T11">–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29">Исчезновение дневной главы диархии: Эквестрия в панике!</text:span>» (статья двухдневной давности).</text:p>
      <text:p text:style-name="P52">«<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2">«<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2"><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7"><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1">–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7">МУ-ХА-ХА!</text:p>
      <text:p text:style-name="P27">Кажется, я знаю, как показать фак провидению! <text:span text:style-name="T11">Show must go on!</text:span></text:p>
      <text:p text:style-name="P52">Я улыбнулся и помахал пегаске рукой, показывая, что в норме. Дэш облегчённо выдохнула.</text:p>
      <text:p text:style-name="P42"><text:soft-page-break/>–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2">&lt;<text:span text:style-name="T70">David Bowie - Lets Dance/ Ashes To Ashes</text:span></text:p>
      <text:p text:style-name="P42"><text:span text:style-name="T70">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
      <text:p text:style-name="P52"><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text:soft-page-break/>–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text:soft-page-break/>–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1">37 пни</text:span></text:p>
      <text:p text:style-name="P70">24пн</text:p>
      <text:p text:style-name="P70">15</text:p>
      <text:p text:style-name="P52"><text:span text:style-name="T2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1">&lt;</text:span><text:span text:style-name="T58">Metallica-Enter Sandman</text:span><text:span text:style-name="T11">&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57">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text:soft-page-break/>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4">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text:soft-page-break/>–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Дискордовы яйца!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text:soft-page-break/></text:p>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3">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text:soft-page-break/>–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2">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oft-page-break/><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oft-page-break/><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 <text:span text:style-name="T1">Дэш… Ты же понимаешь, что я не люблю тебя?</text:span></text:p>
      <text:p text:style-name="P43">–<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oft-page-break/><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57">Mothley Crue – Cickstart my heart</text:span>&gt;</text:p>
      <text:p text:style-name="P54">«<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text:p>
      <text:p text:style-name="P54"><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1">– О</text:span>у! <text:span text:style-name="T7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4"><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М</text:span>акс?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text:soft-page-break/>Во втором случае вероятность возникновения крупной энергомагической вспышки я оцениваю как один к трём.</text:p>
      <text:p text:style-name="P54"><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8"/>
      <text:p text:style-name="P54"><text:soft-page-break/>…</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text:span>Макс. Ты сейчас правильный, или нет?</text:p>
      <text:p text:style-name="P54"><text:span text:style-name="T11">– </text:span>Макс,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в лавку к Кейкам за выпечкой! Нам всем нужно успокоиться.</text:p>
      <text:p text:style-name="P54"><text:span text:style-name="T11">–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абсолютно уверена в безопасности эксперимента!</text:p>
      <text:p text:style-name="P54"><text:span text:style-name="T11">– </text:span>Ой, чег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57">Mission Impossible theme</text:span>&gt;</text:p>
      <text:p text:style-name="P54"><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8"><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8"><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что? Увидел ч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oft-page-break/><text:span text:style-name="T11">– </text:span>Йей!</text:p>
      <text:p text:style-name="P54"><text:span text:style-name="T11">– </text:span>Ю-ху!</text:p>
      <text:p text:style-name="P54"><text:span text:style-name="T11">– О</text:span>фигенно! Мы победили! Макс,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text:p>
      <text:p text:style-name="P54">Ожидание сменилось недоумением. Рэйнбоу Дэш насмешливо скривила губы.</text:p>
      <text:p text:style-name="P54"><text:span text:style-name="T11">– </text:span>Да ладно! Кончай прикалываться,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ою голову и прижалась нос к носу.</text:p>
      <text:p text:style-name="P54"><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что за нечисть тут орудует!</text:p>
      <text:p text:style-name="P54"><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4"><text:soft-page-break/>…</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чешь сказать, что мы все — навроде этого кота, а Макс боится открыть ящик? Чтоб мы не исчезли окончательно?</text:p>
      <text:p text:style-name="P54"><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4"><text:soft-page-break/>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Макс,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1">–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1">–</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text:soft-page-break/>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soft-page-break/>…</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text:soft-page-break/>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82"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text:span>Макс,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text:soft-page-break/>Я мило улыбнулся ей в ответ, закинул в рот пучок петрушки и ответил.</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text:soft-page-break/>–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text:soft-page-break/>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text:soft-page-break/>–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69">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text:soft-page-break/>–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text:soft-page-break/>–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4">***</text:p>
      <text:p text:style-name="P43"/>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7"><text:span text:style-name="T11">–</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text:soft-page-break/>–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1">~~~ </text:span>Человек Макс <text:span text:style-name="T11">~~~</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3">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soft-page-break/>~~~~~</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text:soft-page-break/>–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4">~~~~~</text:p>
      <text:p text:style-name="P19">&lt;<text:span text:style-name="T25">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1. <text:span text:style-name="T1">Терра</text:span></text:h>
      <text:h text:style-name="P183" text:outline-level="3">Воскресение</text:h>
      <text:p text:style-name="P49">&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0"/>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text:soft-page-break/></text:p>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7">–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7"><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83"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text:soft-page-break/>–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1">–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7"/>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text:soft-page-break/>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text:soft-page-break/>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text:soft-page-break/>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1">– Анон…</text:span><text:span text:style-name="T1"> Тут окно разбито… И верёвка висит. – пискнула Флаттершай из кухни.</text:span></text:p>
      <text:p text:style-name="P96"><text:span text:style-name="T11">–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80" text:outline-level="2">24. Отбытие</text:h>
      <text:p text:style-name="P115">&lt;Mission Impossible theme ?&gt;</text:p>
      <text:p text:style-name="P97"><text:span text:style-name="T11">–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text:soft-page-break/>…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oft-page-break/><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39">– А сидишь на чём? – вид сидящего на пустоте существа сбивал с толку.</text:p>
      <text:p text:style-name="P49">Демиург что-то прикинул и кивнул сам себе.</text:p>
      <text:p text:style-name="P39">–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9">– Так лучше?</text:p>
      <text:p text:style-name="P39">– Вполне.</text:p>
      <text:p text:style-name="P39">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9"/>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9">– Мы спасали Сел. Она оказалась в мире людей. – я вздохнул. – А я отбился от группы.</text:p>
      <text:p text:style-name="P39">– Кого-кого спасали? – удивился Анакорн.</text:p>
      <text:p text:style-name="P39">–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7">Ага, так я тебе и сказал! Я не такой идиот, чтоб уничтожить свою единственную надежду вернуться в Эквестрию!</text:p>
      <text:p text:style-name="P42"/>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7">Бля! Вот так всегда!</text:p>
      <text:p text:style-name="P42">Я вздохнул.</text:p>
      <text:p text:style-name="P42"/>
      <text:p text:style-name="P52"><text:span text:style-name="T11">– Если я расскажу тебе н</text:span>астоящую<text:span text:style-name="T11"> причину </text:span>— ты исчезнешь! <text:span text:style-name="T11">– угрюмо заявил я.</text:span></text:p>
      <text:p text:style-name="P39">Морда Анакорна осветилась радостным озарением.</text:p>
      <text:p text:style-name="P39"/>
      <text:p text:style-name="P52"><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9"><text:soft-page-break/></text:p>
      <text:p text:style-name="P39">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2"/>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1">. Ко мне наконец-то пришло понимание ситуации.</text:span></text:p>
      <text:p text:style-name="P104"><text:soft-page-break/>–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1">.</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5">Я подозрительно посмотрел на Анакорна.</text:p>
      <text:p text:style-name="P104"><text:span text:style-name="T17">– </text:span><text:span text:style-name="T52">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text:p>
      <text:p text:style-name="P104"><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84">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2"><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text:soft-page-break/></text:p>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А ты как?</text:p>
      <text:p text:style-name="P96"><text:span text:style-name="T35">–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6">Я опустил руку на шею Дэш и ощутил теплоту и лёгкое покалывание в пустоте.</text:p>
      <text:p text:style-name="P96"><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57">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5">&lt;</text:span><text:span text:style-name="T26">И вообще, обзаведусь в конце-концов рогом и наставлю Селестиии рогов!»</text:span><text:span text:style-name="T35">&gt;</text:span></text:p>
      <text:p text:style-name="P42">&lt;<text:span text:style-name="T25">- Учти, я ни капельки не жалею о наших поебушках! я до сих пор пахну тобой… и хочу пахнуть… Это неправильно, так ведь?</text:span>&gt;</text:p>
      <text:p text:style-name="P31">&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2T21:27:09.630526457</dc:date>
    <meta:editing-duration>P130DT14H18M48S</meta:editing-duration>
    <meta:editing-cycles>7978</meta:editing-cycles>
    <meta:generator>LibreOffice/5.1.6.2$Linux_X86_64 LibreOffice_project/10m0$Build-2</meta:generator>
    <meta:document-statistic meta:table-count="0" meta:image-count="0" meta:object-count="0" meta:page-count="206" meta:paragraph-count="4438" meta:word-count="90596" meta:character-count="601296" meta:non-whitespace-character-count="510874"/>
  </office:meta>
</office:document-meta>
</file>